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width="0.019cm" svg:stroke-color="#000000" draw:marker-start="" draw:marker-start-width="0.3cm" draw:marker-start-center="false" draw:marker-end="" draw:marker-end-width="0.3cm" draw:marker-end-center="false" draw:fill="solid" draw:fill-color="#f39f3d" draw:textarea-horizontal-align="center" draw:textarea-vertical-align="middle" fo:padding-top="0.136cm" fo:padding-bottom="0.136cm" fo:padding-left="0.259cm" fo:padding-right="0.259cm" draw:shadow="hidden" draw:shadow-offset-x="0.3cm" draw:shadow-offset-y="0.3cm" draw:shadow-color="#808080"/>
    </style:style>
    <style:style style:name="gr2" style:family="graphic" style:parent-style-name="standard">
      <style:graphic-properties draw:stroke="none" svg:stroke-width="0.019cm" svg:stroke-color="#000000" draw:marker-start="" draw:marker-start-width="0.3cm" draw:marker-start-center="false" draw:marker-end="" draw:marker-end-width="0.3cm" draw:marker-end-center="false" draw:fill="solid" draw:fill-color="#b5e087" draw:textarea-horizontal-align="center" draw:textarea-vertical-align="middle" fo:padding-top="0.136cm" fo:padding-bottom="0.136cm" fo:padding-left="0.259cm" fo:padding-right="0.259cm" draw:shadow="hidden" draw:shadow-offset-x="0.3cm" draw:shadow-offset-y="0.3cm" draw:shadow-color="#808080"/>
    </style:style>
    <style:style style:name="gr3" style:family="graphic" style:parent-style-name="standard">
      <style:graphic-properties draw:stroke="none" svg:stroke-width="0.019cm" svg:stroke-color="#000000" draw:marker-start="" draw:marker-start-width="0.3cm" draw:marker-start-center="false" draw:marker-end="" draw:marker-end-width="0.3cm" draw:marker-end-center="false" draw:fill="solid" draw:fill-color="#da4b8b" draw:textarea-horizontal-align="center" draw:textarea-vertical-align="middle" fo:padding-top="0.136cm" fo:padding-bottom="0.136cm" fo:padding-left="0.259cm" fo:padding-right="0.259cm" draw:shadow="hidden" draw:shadow-offset-x="0.3cm" draw:shadow-offset-y="0.3cm" draw:shadow-color="#808080"/>
    </style:style>
    <style:style style:name="gr4" style:family="graphic" style:parent-style-name="standard">
      <style:graphic-properties draw:stroke="none" svg:stroke-width="0.019cm" svg:stroke-color="#000000" draw:marker-start="" draw:marker-start-width="0.3cm" draw:marker-start-center="false" draw:marker-end="" draw:marker-end-width="0.3cm" draw:marker-end-center="false" draw:fill="solid" draw:fill-color="#01a6e0" draw:textarea-horizontal-align="center" draw:textarea-vertical-align="middle" fo:padding-top="0.136cm" fo:padding-bottom="0.136cm" fo:padding-left="0.259cm" fo:padding-right="0.259cm" draw:shadow="hidden" draw:shadow-offset-x="0.3cm" draw:shadow-offset-y="0.3cm" draw:shadow-color="#808080"/>
    </style:style>
    <style:style style:name="gr5" style:family="graphic" style:parent-style-name="standard">
      <style:graphic-properties draw:stroke="solid" draw:stroke-dash="Dashed_20__28_var_29__20_2859"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draw:stroke-dash="Dashed_20__28_var_29__20_2860"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draw:stroke-dash="Dashed_20__28_var_29__20_2861"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draw:stroke-dash="Dashed_20__28_var_29__20_2862"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draw:stroke-dash="Dashed_20__28_var_29__20_2863" svg:stroke-width="0.019cm" svg:stroke-color="#000000" draw:marker-start="" draw:marker-start-width="0.33cm" draw:marker-start-center="false" draw:marker-end="" draw:marker-end-width="0.3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none" draw:stroke-dash="Dashed_20__28_var_29__20_2864"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8cm" fo:min-width="0.572cm" fo:padding-top="0cm" fo:padding-bottom="0cm" fo:padding-left="0cm" fo:padding-right="0cm" draw:shadow="hidden" draw:shadow-offset-x="0.3cm" draw:shadow-offset-y="0.3cm" draw:shadow-color="#808080"/>
    </style:style>
    <style:style style:name="gr11" style:family="graphic" style:parent-style-name="standard">
      <style:graphic-properties draw:stroke="none" draw:stroke-dash="Dashed_20__28_var_29__20_2865"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8cm" fo:min-width="0.572cm" fo:padding-top="0cm" fo:padding-bottom="0cm" fo:padding-left="0cm" fo:padding-right="0cm" draw:shadow="hidden" draw:shadow-offset-x="0.3cm" draw:shadow-offset-y="0.3cm" draw:shadow-color="#808080"/>
    </style:style>
    <style:style style:name="gr12" style:family="graphic" style:parent-style-name="standard">
      <style:graphic-properties draw:stroke="none" draw:stroke-dash="Dashed_20__28_var_29__20_2866"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8cm" fo:min-width="0.572cm" fo:padding-top="0cm" fo:padding-bottom="0cm" fo:padding-left="0cm" fo:padding-right="0cm" draw:shadow="hidden" draw:shadow-offset-x="0.3cm" draw:shadow-offset-y="0.3cm" draw:shadow-color="#808080"/>
    </style:style>
    <style:style style:name="gr13" style:family="graphic" style:parent-style-name="standard">
      <style:graphic-properties draw:stroke="none" draw:stroke-dash="Dashed_20__28_var_29__20_2867"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8cm" fo:min-width="0.572cm" fo:padding-top="0cm" fo:padding-bottom="0cm" fo:padding-left="0cm" fo:padding-right="0cm" draw:shadow="hidden" draw:shadow-offset-x="0.3cm" draw:shadow-offset-y="0.3cm" draw:shadow-color="#808080"/>
    </style:style>
    <style:style style:name="gr14" style:family="graphic" style:parent-style-name="standard">
      <style:graphic-properties draw:stroke="none" draw:stroke-dash="Dashed_20__28_var_29__20_2868"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8cm" fo:min-width="0.893cm" fo:padding-top="0cm" fo:padding-bottom="0cm" fo:padding-left="0cm" fo:padding-right="0cm" draw:shadow="hidden" draw:shadow-offset-x="0.3cm" draw:shadow-offset-y="0.3cm" draw:shadow-color="#808080"/>
    </style:style>
    <style:style style:name="gr15" style:family="graphic" style:parent-style-name="standard">
      <style:graphic-properties draw:stroke="none" draw:stroke-dash="Dashed_20__28_var_29__20_2869"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8cm" fo:min-width="0.223cm" fo:padding-top="0cm" fo:padding-bottom="0cm" fo:padding-left="0cm" fo:padding-right="0cm" draw:shadow="hidden" draw:shadow-offset-x="0.3cm" draw:shadow-offset-y="0.3cm" draw:shadow-color="#808080"/>
    </style:style>
    <style:style style:name="gr16" style:family="graphic" style:parent-style-name="standard">
      <style:graphic-properties draw:stroke="none" draw:stroke-dash="Dashed_20__28_var_29__20_2870"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8cm" fo:min-width="0.204cm" fo:padding-top="0cm" fo:padding-bottom="0cm" fo:padding-left="0cm" fo:padding-right="0cm" draw:shadow="hidden" draw:shadow-offset-x="0.3cm" draw:shadow-offset-y="0.3cm" draw:shadow-color="#808080"/>
    </style:style>
    <style:style style:name="gr17" style:family="graphic" style:parent-style-name="standard">
      <style:graphic-properties draw:stroke="none" draw:stroke-dash="Dashed_20__28_var_29__20_2871"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8cm" fo:min-width="0.204cm" fo:padding-top="0cm" fo:padding-bottom="0cm" fo:padding-left="0cm" fo:padding-right="0cm" draw:shadow="hidden" draw:shadow-offset-x="0.3cm" draw:shadow-offset-y="0.3cm" draw:shadow-color="#808080"/>
    </style:style>
    <style:style style:name="gr18" style:family="graphic" style:parent-style-name="standard">
      <style:graphic-properties draw:stroke="none" draw:stroke-dash="Dashed_20__28_var_29__20_2872"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8cm" fo:min-width="0.225cm" fo:padding-top="0cm" fo:padding-bottom="0cm" fo:padding-left="0cm" fo:padding-right="0cm" draw:shadow="hidden" draw:shadow-offset-x="0.3cm" draw:shadow-offset-y="0.3cm" draw:shadow-color="#808080"/>
    </style:style>
    <style:style style:name="gr19" style:family="graphic" style:parent-style-name="standard">
      <style:graphic-properties draw:stroke="none" draw:stroke-dash="Dashed_20__28_var_29__20_2873"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8cm" fo:min-width="0.225cm" fo:padding-top="0cm" fo:padding-bottom="0cm" fo:padding-left="0cm" fo:padding-right="0cm" draw:shadow="hidden" draw:shadow-offset-x="0.3cm" draw:shadow-offset-y="0.3cm" draw:shadow-color="#808080"/>
    </style:style>
    <style:style style:name="gr20" style:family="graphic" style:parent-style-name="standard">
      <style:graphic-properties draw:stroke="none" draw:stroke-dash="Dashed_20__28_var_29__20_2874"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38cm" fo:min-width="0.893cm" fo:padding-top="0cm" fo:padding-bottom="0cm" fo:padding-left="0cm" fo:padding-right="0cm" draw:shadow="hidden" draw:shadow-offset-x="0.3cm" draw:shadow-offset-y="0.3cm" draw:shadow-color="#808080"/>
    </style:style>
    <style:style style:name="gr21" style:family="graphic" style:parent-style-name="standard">
      <style:graphic-properties draw:stroke="solid" svg:stroke-width="0.019cm" svg:stroke-color="#000000" draw:marker-start="" draw:marker-start-width="0.3cm" draw:marker-start-center="false" draw:marker-end=""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style>
    <style:style style:name="P1" style:family="paragraph">
      <loext:graphic-properties draw:fill="solid" draw:fill-color="#f39f3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loext:graphic-properties draw:fill="solid" draw:fill-color="#b5e08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3" style:family="paragraph">
      <loext:graphic-properties draw:fill="solid" draw:fill-color="#da4b8b"/>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loext:graphic-properties draw:fill="solid" draw:fill-color="#01a6e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5"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8"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ellipse draw:style-name="gr1" draw:text-style-name="P1" draw:layer="layout" svg:width="1.075cm" svg:height="1.077cm" svg:x="9.979cm" svg:y="14.322cm" draw:kind="section" draw:start-angle="140.84" draw:end-angle="207.65">
            <text:p/>
          </draw:ellipse>
          <draw:ellipse draw:style-name="gr2" draw:text-style-name="P2" draw:layer="layout" svg:width="0.823cm" svg:height="0.821cm" svg:x="10.102cm" svg:y="14.454cm" draw:kind="section" draw:start-angle="27.8" draw:end-angle="141.15">
            <text:p/>
          </draw:ellipse>
          <draw:ellipse draw:style-name="gr3" draw:text-style-name="P3" draw:layer="layout" svg:width="1.075cm" svg:height="1.077cm" svg:x="8.019cm" svg:y="15.165cm" draw:kind="section" draw:start-angle="18.82" draw:end-angle="84.2">
            <text:p/>
          </draw:ellipse>
          <draw:circle draw:style-name="gr4" draw:text-style-name="P4" draw:layer="layout" svg:width="1.075cm" svg:height="1.075cm" svg:x="8.554cm" svg:y="13.322cm" draw:kind="section" draw:start-angle="333.62" draw:end-angle="0.93">
            <text:p/>
          </draw:circle>
          <draw:path draw:style-name="gr5" draw:text-style-name="P5" draw:layer="layout" svg:width="0.54cm" svg:height="1.849cm" svg:x="8.549cm" svg:y="13.846cm" svg:viewBox="0 0 541 1850" svg:d="M540 0c12 185-137 307-241 439-107 133 1 264-185 622l-53 344-61 445">
            <text:p/>
          </draw:path>
          <draw:path draw:style-name="gr6" draw:text-style-name="P5" draw:layer="layout" svg:width="1.977cm" svg:height="0.831cm" svg:x="8.549cm" svg:y="14.868cm" svg:viewBox="0 0 1978 832" svg:d="M0 832c167 0 628-268 796-268 161 0 364-268 529-268 153 0 462-221 653-296">
            <text:p/>
          </draw:path>
          <draw:path draw:style-name="gr7" draw:text-style-name="P5" draw:layer="layout" svg:width="3.405cm" svg:height="0.05cm" svg:x="9.089cm" svg:y="13.846cm" svg:viewBox="0 0 3406 51" svg:d="M0 1c177 0 354 0 532 0 163 0 326 0 491 0 169 0 336 0 506 0 181 0 365 8 546 0 155-7 307 32 463 13 148-19 297 33 448 14 141-16 280 42 420 16">
            <text:p/>
          </draw:path>
          <draw:path draw:style-name="gr8" draw:text-style-name="P5" draw:layer="layout" svg:width="1.919cm" svg:height="0.954cm" svg:x="10.536cm" svg:y="13.892cm" svg:viewBox="0 0 1920 955" svg:d="M0 955c163-88 766-410 924-494 180-98 344-185 529-269 177-80 294-90 467-192">
            <text:p/>
          </draw:path>
          <draw:path draw:style-name="gr9" draw:text-style-name="P5" draw:layer="layout" svg:width="0.224cm" svg:height="2.062cm" svg:x="12.226cm" svg:y="13.9cm" svg:viewBox="0 0 225 2063" svg:d="M225 0c-85 170-98 365-168 540-70 174-62 336-15 509 57 204-48 328 28 497l-70 170 33 347">
            <text:p/>
          </draw:path>
          <draw:frame draw:style-name="gr10" draw:text-style-name="P7" draw:layer="layout" svg:width="0.572cm" svg:height="0.38cm" svg:x="8.806cm" svg:y="14.955cm">
            <draw:text-box>
              <text:p text:style-name="P6"><text:span text:style-name="T1">62°</text:span></text:p>
            </draw:text-box>
          </draw:frame>
          <draw:frame draw:style-name="gr11" draw:text-style-name="P7" draw:layer="layout" svg:width="0.572cm" svg:height="0.38cm" svg:x="9.414cm" svg:y="14.509cm">
            <draw:text-box>
              <text:p text:style-name="P6"><text:span text:style-name="T1">62°</text:span></text:p>
            </draw:text-box>
          </draw:frame>
          <draw:frame draw:style-name="gr12" draw:text-style-name="P7" draw:layer="layout" svg:width="0.572cm" svg:height="0.38cm" svg:x="9.85cm" svg:y="13.869cm">
            <draw:text-box>
              <text:p text:style-name="P6"><text:span text:style-name="T1">30°</text:span></text:p>
            </draw:text-box>
          </draw:frame>
          <draw:frame draw:style-name="gr13" draw:text-style-name="P7" draw:layer="layout" svg:width="0.572cm" svg:height="0.38cm" svg:x="10.51cm" svg:y="14.153cm">
            <draw:text-box>
              <text:p text:style-name="P6"><text:span text:style-name="T1">45°</text:span></text:p>
            </draw:text-box>
          </draw:frame>
          <draw:frame draw:style-name="gr14" draw:text-style-name="P7" draw:layer="layout" svg:width="0.893cm" svg:height="0.38cm" draw:transform="rotate (-0.657640062151463) translate (11.028cm 15.211cm)">
            <draw:text-box>
              <text:p text:style-name="P6"><text:span text:style-name="T1">6 cm</text:span></text:p>
            </draw:text-box>
          </draw:frame>
          <draw:frame draw:style-name="gr15" draw:text-style-name="P7" draw:layer="layout" svg:width="0.223cm" svg:height="0.38cm" svg:x="8.903cm" svg:y="13.467cm">
            <draw:text-box>
              <text:p text:style-name="P6"><text:span text:style-name="T1">A</text:span></text:p>
            </draw:text-box>
          </draw:frame>
          <draw:frame draw:style-name="gr16" draw:text-style-name="P7" draw:layer="layout" svg:width="0.204cm" svg:height="0.38cm" svg:x="12.524cm" svg:y="13.648cm">
            <draw:text-box>
              <text:p text:style-name="P6"><text:span text:style-name="T1">P</text:span></text:p>
            </draw:text-box>
          </draw:frame>
          <draw:frame draw:style-name="gr17" draw:text-style-name="P7" draw:layer="layout" svg:width="0.204cm" svg:height="0.38cm" svg:x="12.371cm" svg:y="15.83cm">
            <draw:text-box>
              <text:p text:style-name="P6"><text:span text:style-name="T1">T</text:span></text:p>
            </draw:text-box>
          </draw:frame>
          <draw:frame draw:style-name="gr18" draw:text-style-name="P7" draw:layer="layout" svg:width="0.225cm" svg:height="0.38cm" svg:x="10.432cm" svg:y="14.915cm">
            <draw:text-box>
              <text:p text:style-name="P6"><text:span text:style-name="T1">R</text:span></text:p>
            </draw:text-box>
          </draw:frame>
          <draw:frame draw:style-name="gr19" draw:text-style-name="P7" draw:layer="layout" svg:width="0.225cm" svg:height="0.38cm" svg:x="8.289cm" svg:y="15.603cm">
            <draw:text-box>
              <text:p text:style-name="P6"><text:span text:style-name="T1">C</text:span></text:p>
            </draw:text-box>
          </draw:frame>
          <draw:frame draw:style-name="gr20" draw:text-style-name="P7" draw:layer="layout" svg:width="0.893cm" svg:height="0.38cm" draw:transform="rotate (0.487295927156817) translate (9.305cm 15.486cm)">
            <draw:text-box>
              <text:p text:style-name="P6"><text:span text:style-name="T1">3 cm</text:span></text:p>
            </draw:text-box>
          </draw:frame>
          <draw:path draw:style-name="gr21" draw:text-style-name="P8" draw:layer="layout" svg:width="1.423cm" svg:height="1.012cm" svg:x="9.088cm" svg:y="13.846cm" svg:viewBox="0 0 1424 1013" svg:d="M0 0c56 28 67 48 143 81s98 68 148 72l182 95 951 765">
            <text:p/>
          </draw:path>
          <draw:path draw:style-name="gr21" draw:text-style-name="P8" draw:layer="layout" svg:width="1.752cm" svg:height="1.107cm" svg:x="10.522cm" svg:y="14.869cm" svg:viewBox="0 0 1753 1108" svg:d="M0 0c63 23 101 85 167 104 56 17 94 69 143 101 56 36 124 55 172 105 53 57 116 106 182 149 55 37 109 90 181 90 55 0 103 31 143 63 56 43 124 73 177 118 52 44 101 92 158 130 53 35 109 67 163 100 56 34 107 80 167 110l52 24 48 14-19-4">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2859" draw:display-name="Dashed (var) 2859" draw:style="rect" draw:dots1="1" draw:dots1-length="0.006cm" draw:dots2="1" draw:dots2-length="0.006cm" draw:distance="0.006cm"/>
    <draw:stroke-dash draw:name="Dashed_20__28_var_29__20_2860" draw:display-name="Dashed (var) 2860" draw:style="rect" draw:dots1="1" draw:dots1-length="0.006cm" draw:dots2="1" draw:dots2-length="0.006cm" draw:distance="0.006cm"/>
    <draw:stroke-dash draw:name="Dashed_20__28_var_29__20_2861" draw:display-name="Dashed (var) 2861" draw:style="rect" draw:dots1="1" draw:dots1-length="0.006cm" draw:dots2="1" draw:dots2-length="0.006cm" draw:distance="0.006cm"/>
    <draw:stroke-dash draw:name="Dashed_20__28_var_29__20_2862" draw:display-name="Dashed (var) 2862" draw:style="rect" draw:dots1="1" draw:dots1-length="0.006cm" draw:dots2="1" draw:dots2-length="0.006cm" draw:distance="0.006cm"/>
    <draw:stroke-dash draw:name="Dashed_20__28_var_29__20_2863" draw:display-name="Dashed (var) 2863" draw:style="rect" draw:dots1="1" draw:dots1-length="0.006cm" draw:dots2="1" draw:dots2-length="0.006cm" draw:distance="0.006cm"/>
    <draw:stroke-dash draw:name="Dashed_20__28_var_29__20_2864" draw:display-name="Dashed (var) 2864" draw:style="rect" draw:dots1="1" draw:dots1-length="0.006cm" draw:dots2="1" draw:dots2-length="0.006cm" draw:distance="0.006cm"/>
    <draw:stroke-dash draw:name="Dashed_20__28_var_29__20_2865" draw:display-name="Dashed (var) 2865" draw:style="rect" draw:dots1="1" draw:dots1-length="0.006cm" draw:dots2="1" draw:dots2-length="0.006cm" draw:distance="0.006cm"/>
    <draw:stroke-dash draw:name="Dashed_20__28_var_29__20_2866" draw:display-name="Dashed (var) 2866" draw:style="rect" draw:dots1="1" draw:dots1-length="0.006cm" draw:dots2="1" draw:dots2-length="0.006cm" draw:distance="0.006cm"/>
    <draw:stroke-dash draw:name="Dashed_20__28_var_29__20_2867" draw:display-name="Dashed (var) 2867" draw:style="rect" draw:dots1="1" draw:dots1-length="0.006cm" draw:dots2="1" draw:dots2-length="0.006cm" draw:distance="0.006cm"/>
    <draw:stroke-dash draw:name="Dashed_20__28_var_29__20_2868" draw:display-name="Dashed (var) 2868" draw:style="rect" draw:dots1="1" draw:dots1-length="0.006cm" draw:dots2="1" draw:dots2-length="0.006cm" draw:distance="0.006cm"/>
    <draw:stroke-dash draw:name="Dashed_20__28_var_29__20_2869" draw:display-name="Dashed (var) 2869" draw:style="rect" draw:dots1="1" draw:dots1-length="0.006cm" draw:dots2="1" draw:dots2-length="0.006cm" draw:distance="0.006cm"/>
    <draw:stroke-dash draw:name="Dashed_20__28_var_29__20_2870" draw:display-name="Dashed (var) 2870" draw:style="rect" draw:dots1="1" draw:dots1-length="0.006cm" draw:dots2="1" draw:dots2-length="0.006cm" draw:distance="0.006cm"/>
    <draw:stroke-dash draw:name="Dashed_20__28_var_29__20_2871" draw:display-name="Dashed (var) 2871" draw:style="rect" draw:dots1="1" draw:dots1-length="0.006cm" draw:dots2="1" draw:dots2-length="0.006cm" draw:distance="0.006cm"/>
    <draw:stroke-dash draw:name="Dashed_20__28_var_29__20_2872" draw:display-name="Dashed (var) 2872" draw:style="rect" draw:dots1="1" draw:dots1-length="0.006cm" draw:dots2="1" draw:dots2-length="0.006cm" draw:distance="0.006cm"/>
    <draw:stroke-dash draw:name="Dashed_20__28_var_29__20_2873" draw:display-name="Dashed (var) 2873" draw:style="rect" draw:dots1="1" draw:dots1-length="0.006cm" draw:dots2="1" draw:dots2-length="0.006cm" draw:distance="0.006cm"/>
    <draw:stroke-dash draw:name="Dashed_20__28_var_29__20_2874" draw:display-name="Dashed (var) 2874" draw:style="rect" draw:dots1="1" draw:dots1-length="0.006cm" draw:dots2="1" draw:dots2-length="0.006cm" draw:distance="0.00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9T16:17:53.432343406</meta:creation-date>
    <dc:date>2018-02-09T16:18:20.149854095</dc:date>
    <meta:editing-duration>PT27S</meta:editing-duration>
    <meta:editing-cycles>1</meta:editing-cycles>
    <meta:document-statistic meta:object-count="23"/>
    <meta:generator>LibreOffice/6.0.0.3$MacOSX_X86_64 LibreOffice_project/64a0f66915f38c6217de274f0aa8e15618924765</meta:generator>
  </office:meta>
</office:document-meta>
</file>